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officeooo:rsid="000c9218" officeooo:paragraph-rsid="000c9218"/>
    </style:style>
    <style:style style:name="P2" style:family="paragraph" style:parent-style-name="Standard">
      <style:paragraph-properties fo:text-align="justify" style:justify-single-word="false"/>
      <style:text-properties style:font-name="Liberation Serif" officeooo:rsid="000c9218" officeooo:paragraph-rsid="00143d73"/>
    </style:style>
    <style:style style:name="P3" style:family="paragraph" style:parent-style-name="Standard">
      <style:paragraph-properties fo:text-align="justify" style:justify-single-word="false"/>
      <style:text-properties style:font-name="Liberation Serif" officeooo:rsid="0011551a" officeooo:paragraph-rsid="0011551a"/>
    </style:style>
    <style:style style:name="P4"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0c9218" officeooo:paragraph-rsid="000c9218" style:font-weight-asian="bold" style:font-weight-complex="bold"/>
    </style:style>
    <style:style style:name="P5" style:family="paragraph" style:parent-style-name="Standard">
      <style:paragraph-properties fo:text-align="justify" style:justify-single-word="false"/>
      <style:text-properties style:font-name="Liberation Serif" officeooo:rsid="000e49ae" officeooo:paragraph-rsid="000e49ae"/>
    </style:style>
    <style:style style:name="P6" style:family="paragraph" style:parent-style-name="Standard">
      <style:paragraph-properties fo:text-align="justify" style:justify-single-word="false"/>
      <style:text-properties style:font-name="Liberation Serif" officeooo:rsid="00163114" officeooo:paragraph-rsid="00163114"/>
    </style:style>
    <style:style style:name="P7" style:family="paragraph" style:parent-style-name="Standard">
      <style:paragraph-properties fo:text-align="justify" style:justify-single-word="false"/>
      <style:text-properties style:font-name="Liberation Serif" officeooo:rsid="001950dc" officeooo:paragraph-rsid="001950dc"/>
    </style:style>
    <style:style style:name="P8" style:family="paragraph" style:parent-style-name="Standard">
      <style:paragraph-properties fo:text-align="justify" style:justify-single-word="false"/>
      <style:text-properties style:font-name="Liberation Serif" officeooo:rsid="001950dc" officeooo:paragraph-rsid="001afb03"/>
    </style:style>
    <style:style style:name="P9" style:family="paragraph" style:parent-style-name="Standard">
      <style:paragraph-properties fo:text-align="justify" style:justify-single-word="false"/>
      <style:text-properties style:font-name="Liberation Serif" officeooo:rsid="001afb03" officeooo:paragraph-rsid="001afb03"/>
    </style:style>
    <style:style style:name="P10" style:family="paragraph" style:parent-style-name="Standard">
      <style:paragraph-properties fo:text-align="justify" style:justify-single-word="false"/>
      <style:text-properties style:font-name="Liberation Serif" officeooo:rsid="001b8422" officeooo:paragraph-rsid="001b8422"/>
    </style:style>
    <style:style style:name="P11" style:family="paragraph" style:parent-style-name="Standard">
      <style:paragraph-properties fo:text-align="justify" style:justify-single-word="false"/>
      <style:text-properties style:font-name="Liberation Serif" officeooo:rsid="00125993" officeooo:paragraph-rsid="000e49ae"/>
    </style:style>
    <style:style style:name="P12" style:family="paragraph" style:parent-style-name="Standard">
      <style:paragraph-properties fo:text-align="justify" style:justify-single-word="false"/>
      <style:text-properties style:font-name="Liberation Serif" officeooo:rsid="00125993" officeooo:paragraph-rsid="00143d73"/>
    </style:style>
    <style:style style:name="P13" style:family="paragraph" style:parent-style-name="Standard">
      <style:paragraph-properties fo:text-align="justify" style:justify-single-word="false"/>
      <style:text-properties style:font-name="Liberation Serif" officeooo:rsid="001c504e" officeooo:paragraph-rsid="001c504e"/>
    </style:style>
    <style:style style:name="T1" style:family="text">
      <style:text-properties officeooo:rsid="0012599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25993"/>
    </style:style>
    <style:style style:name="T4" style:family="text">
      <style:text-properties officeooo:rsid="001afb03"/>
    </style:style>
    <style:style style:name="T5" style:family="text">
      <style:text-properties fo:font-style="italic" style:font-style-asian="italic" style:font-style-complex="italic"/>
    </style:style>
    <style:style style:name="T6" style:family="text">
      <style:text-properties officeooo:rsid="002129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seño de la API REST</text:p>
      <text:p text:style-name="P1"/>
      <text:p text:style-name="P3"/>
      <text:p text:style-name="P3">Los tests estadísticos serán accesibles vía web mediante servicios web en Python y basados en REST.</text:p>
      <text:p text:style-name="P5"/>
      <text:p text:style-name="P5">Los servicios web REST están basados en los siguientes principios:</text:p>
      <text:p text:style-name="P5"/>
      <text:p text:style-name="P5"><text:tab/>- Utilización de métodos HTTP: Por tanto, los métodos a utilizar para la comunicación con los servicios web de los tests podrán ser los típicos de HTTP: GET, POST, DELETE.</text:p>
      <text:p text:style-name="P5"><text:tab/>- Servicios sin estado: Las peticiones a los servicios web de los tests incluirán todos los datos necesarios (petición completa e independiente) para que el servidor no tenga que mantener ningún estado para procesar la petición.</text:p>
      <text:p text:style-name="P5"><text:tab/>- Exposición de URIs (identificador recursos uniforme) con forma de directorios. Por ejemplo, se podrían hacer URIs del estilo:</text:p>
      <text:p text:style-name="P5">http:// localhost:8080/<text:span text:style-name="T1">nombre_test/...</text:span></text:p>
      <text:p text:style-name="P11"/>
      <text:p text:style-name="P2"><text:tab/>El framework web Bottle <text:span text:style-name="T1">permite la implementación de servicios web accesibles mediante una o más URIs. El decorador “route()” asigna una URI a un trozo de código (el propio servicio) en lo que se denomina ruta. El decorador decora, valga la redundancia, lo que realmente referencia, que es un trozo de código. Cada vez que el navegador llama a una URL especificada con “route()” la función o servicio asociado es llamado y el valor de retorno se envía al navegador. </text:span></text:p>
      <text:p text:style-name="P2"/>
      <text:p text:style-name="P12"><text:tab/>A un mismo servicio se pueden unir tantas URIs como se desean y de este concepto es donde está basado el diseño de la API REST, ya que el diseño de la API estará determinado por los diferentes decoradores o rutas definidos para cada tipo de servicio REST.</text:p>
      <text:p text:style-name="P2"/>
      <text:p text:style-name="P6"><text:span text:style-name="T3">L</text:span><text:span text:style-name="T2">a aplicación distingue dos tipos de servicios web</text:span>:</text:p>
      <text:p text:style-name="P6"/>
      <text:p text:style-name="P6">1. Servicios de subida, consulta y borrado de datos.</text:p>
      <text:p text:style-name="P6"/>
      <text:p text:style-name="P13">@route('/subida', method="POST")</text:p>
      <text:p text:style-name="P13">@route('/consulta/<text:span text:style-name="T6">&lt;id&gt;</text:span>', method="GET")</text:p>
      <text:p text:style-name="P6"/>
      <text:p text:style-name="P6">2. Servicios que permiten la ejecución de los diferentes tests estadísticos implementados.</text:p>
      <text:p text:style-name="P6"/>
      <text:p text:style-name="P13">@route('/wilcoxon', method="GET") </text:p>
      <text:p text:style-name="P13">@route('/wilcoxon/&lt;alpha:float&gt;', method="GET") </text:p>
      <text:p text:style-name="P13">@route('/wilcoxon/&lt;tipo:int&gt;', method="GET") </text:p>
      <text:p text:style-name="P13">@route('/wilcoxon/&lt;alpha:float&gt;/&lt;tipo:int&gt;', method="GET")</text:p>
      <text:p text:style-name="P7"/>
      <text:p text:style-name="P8">nombre_test: nombre del test referenciado (p. ej. wilcoxon)</text:p>
      <text:p text:style-name="P10">method=”GET”: los servicios web de los tests únicamente devuelven datos (resultado de su ejecución).</text:p>
      <text:p text:style-name="P7"/>
      <text:p text:style-name="P8">Estos servicios tienen dos parámetros de entrada cuyos valores son <text:span text:style-name="T4">opcionales:</text:span></text:p>
      <text:p text:style-name="P9"/>
      <text:p text:style-name="P7"><text:tab/><text:span text:style-name="T5">alpha:</text:span> nivel de significación.</text:p>
      <text:p text:style-name="P7"><text:tab/><text:span text:style-name="T5">tipo:</text:span> problema de minimización / maximización.</text:p>
      <text:p text:style-name="P7"/>
      <text:p text:style-name="P9">Su valor por defecto es 0.05 para alpha (probabilidad de error tipo 1 típica) y 0 (por defecto indica que el problema se trata de minimización. 1 indicaría maximiz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3T14:24:25.218955001</meta:creation-date>
    <dc:date>2014-02-14T11:27:20.431692086</dc:date>
    <meta:editing-duration>PT1H43M27S</meta:editing-duration>
    <meta:editing-cycles>8</meta:editing-cycles>
    <meta:generator>LibreOffice/4.1.2.3$Linux_X86_64 LibreOffice_project/410m0$Build-3</meta:generator>
    <meta:document-statistic meta:table-count="0" meta:image-count="0" meta:object-count="0" meta:page-count="1" meta:paragraph-count="24" meta:word-count="359" meta:character-count="2409" meta:non-whitespace-character-count="2063"/>
  </office:meta>
</office:document-meta>
</file>